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lers Ghost" svg:font-family="'Tilers Ghost'" style:font-pitch="variable"/>
    <style:font-face style:name="Tilers Ghost1" svg:font-family="'Tilers Ghost'"/>
    <style:font-face style:name="Tilers Solid" svg:font-family="'Tilers Solid'" style:font-pitch="variable"/>
  </office:font-face-decls>
  <office:automatic-styles>
    <style:style style:name="P1" style:family="paragraph" style:parent-style-name="Standard">
      <style:text-properties style:font-name="Tilers Ghost" fo:font-size="26pt" officeooo:paragraph-rsid="00232c56" style:font-size-asian="26pt" style:font-size-complex="26pt"/>
    </style:style>
    <style:style style:name="P2" style:family="paragraph" style:parent-style-name="Standard">
      <style:text-properties style:font-name="Tilers Solid" fo:font-size="26pt" officeooo:paragraph-rsid="00232c56" style:font-name-asian="Tilers Solid" style:font-size-asian="26pt" style:font-size-complex="26pt"/>
    </style:style>
    <style:style style:name="T1" style:family="text">
      <style:text-properties style:font-name="Tilers Ghost1" style:font-name-asian="Tilers Ghost1" style:font-name-complex="Tilers Ghost1"/>
    </style:style>
    <style:style style:name="T2" style:family="text">
      <style:text-properties style:font-name="Tilers Ghost1" officeooo:rsid="00232c56" style:font-name-asian="Tilers Ghost1" style:font-name-complex="Tilers Ghost1"/>
    </style:style>
    <style:style style:name="T3" style:family="text">
      <style:text-properties style:font-name-asian="DejaVu Sans" style:font-name-complex="FreeSans"/>
    </style:style>
    <style:style style:name="T4" style:family="text">
      <style:text-properties style:font-name-asian="Tilers Ghost1" style:font-name-complex="FreeSans"/>
    </style:style>
    <style:style style:name="T5" style:family="text">
      <style:text-properties officeooo:rsid="00232c56" style:font-name-asian="Tilers Ghost1" style:font-name-complex="FreeSans"/>
    </style:style>
    <style:style style:name="T6" style:family="text">
      <style:text-properties officeooo:rsid="00232c56" style:font-name-complex="Tilers Ghost1"/>
    </style:style>
    <style:style style:name="T7" style:family="text">
      <style:text-properties officeooo:rsid="00232c56" style:font-name-complex="Free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</text:span><text:span text:style-name="T5">累勒臨切敏穀墳奄奔婢杖瘟盛直睊謹﫸</text:span></text:p>
      <text:p text:style-name="P1"><text:span text:style-name="T5"/></text:p>
      <text:p text:style-name="P2"><text:span text:style-name="T6"></text:span><text:span text:style-name="T7">累勒臨切敏穀墳奄奔婢杖瘟盛直睊謹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lers Ghost" svg:font-family="'Tilers Ghost'" style:font-pitch="variable"/>
    <style:font-face style:name="Tilers Ghost1" svg:font-family="'Tilers Ghost'"/>
    <style:font-face style:name="Tilers Solid" svg:font-family="'Tilers Soli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8:01:37.540115496</meta:creation-date>
    <dc:date>2021-11-24T18:48:42.649728774</dc:date>
    <meta:editing-duration>PT5M12S</meta:editing-duration>
    <meta:editing-cycles>1</meta:editing-cycles>
    <meta:document-statistic meta:table-count="0" meta:image-count="0" meta:object-count="0" meta:page-count="1" meta:paragraph-count="2" meta:word-count="262" meta:character-count="262" meta:non-whitespace-character-count="262"/>
    <meta:generator>LibreOffice/7.2.2.2$Linux_X86_64 LibreOffice_project/20$Build-2</meta:generator>
  </office:meta>
</office:document-meta>
</file>